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sumen ED UD3</text:h>
      <text:p text:style-name="P2">Realización de pruebas.</text:p>
      <text:p text:style-name="Text_20_body">Una de las fases que debemos implementar al desarrollar software es la realización de pruebas, así comprobaremos que el programa es correcto (verificación) y que cumple las especificaciones (validación). </text:p>
      <text:p text:style-name="Text_20_body">Hay que tener en cuenta que pueden aparecer errores en la especificación, en el diseño o en el desarrollo del software, por ello tenemos distintos tipos de pruebas, por ejemplo: las pruebas de carga, que prueban el comportamiento del programa bajo las condiciones de peticiones esperadas, las pruebas de estrés, que prueban el comportamiento bajo una gran cantidad de peticiones hasta que el programa se rompe, las pruebas de estabilidad que prueban el programa con la carga esperada durante un periodo de tiempo continuado, las pruebas de picos que prueban el programa cuando se producen cambios drásticos en la carga de trabajo. </text:p>
      <text:p text:style-name="Text_20_body">También están las pruebas de código. Éstas las podemos clasificar según el procedimiento que usen o según el código objeto de la prueba. Para la clasificación según el procedimiento tendríamos pruebas funcionales, estructurales y de regresión. </text:p>
      <text:p text:style-name="Text_20_body">Las pruebas funcionales o de caja negra comprueban que las salidas son las esperadas en función de las entradas. En estas pruebas se usan casos de prueba (conjunto de entradas, condiciones de ejecución y resultados esperados desarrollados para un objetivo particular) que debemos comprobar sean representativos, así minimizaremos los recursos del proceso de prueba maximizando la probabilidad de encontrar errores. </text:p>
      <text:p text:style-name="Text_20_body">Para decidir los casos de prueba hay tres procedimientos: </text:p>
      <text:p text:style-name="Text_20_body">1- Particiones equivalentes: se intenta elegir el menor número de casos de prueba que represente el mayor número de casos reales. Para ello se buscan valores representativos. El dominio de los valores se divide en un número finito de clases de equivalencia. Podemos automatizar la elección de clases de equivalencia mediante tres normas básicas: Si los parámetros de entrada o los valores de salida están dentro de un rango habrá tres clases de equivalencia: la clase de equivalencia superior, la <text:s/>inferior y la de dentro del rango; Sí los parámetros de entrada o valores de salida están en un conjunto existe una clase de equivalencia de dentro del conjunto y una clase de equivalencia de fuera del conjunto; Y si los parámetros de entrada o los valores de salida son un Booleano existe una clase de equivalencia para el sí y una clase de equivalencia para el no.</text:p>
      <text:p text:style-name="Text_20_body">2- Valores límite: En el que elegimos como caso e prueba los valores que hacen frontera entre las clases de equivalencia, ya que son los que más problemas pueden dar.</text:p>
      <text:p text:style-name="Text_20_body">3- Valores aleatorios: En el que se generan entradas aleatorias, normalmente con un generador de pruebas. Este método es válido sólo para aplicaciones no interactivas.</text:p>
      <text:p text:style-name="Text_20_body">Después están las pruebas estructurales o de caja blanca en las que se verifica la estructura interna independientemente de la funcionalidad. </text:p>
      <text:p text:style-name="Text_20_body">Estás pruebas comprueban que se ejecuten todas las instrucciones, que no exista código no usado y que todos los caminos lógicos se recorren. Para ello usa criterios de cobertura lógica, por ejemplo: Cobertura de sentencias, generando casos de pruebas para que cada instrucción se ejecute al menos una vez; Cobertura de decisiones, en las que los casos de prueba son para que cada resultado de prueba lógica de cierto o falso; Cobertura de condiciones, generando casos de prueba para que cada condición de, al menos, una vez falso y otra verdadero; Cobertura de condiciones y decisiones, que consiste en cumplir simultáneamente las dos condiciones anteriores; Y finalmente cobertura de caminos o cubrimiento, donde los casos de prueba intentan que cada camino (secuencia de sentencias encadenada) se ejecute una vez. Para este último tipo de cobertura existe software especializado por ejemplo la herramienta más usada en Java es Clover.</text:p>
      <text:p text:style-name="Text_20_body">Como el numero de caminos de una aplicación puede ser muy amplio, el cubrimiento a veces se simplifica aplicando la Cobertura de camino de prueba, que tiene dos variantes. En la variante 1 se debe ejecutar cada bucle una vez y en la variante 2 se debe ejecutar tres veces: una sin entrar, una entrando y una ejecutándolo dos veces.</text:p>
      <text:p text:style-name="Text_20_body"><text:soft-page-break/>Para las pruebas estructurales se suelen usar herramientas integradas en el IDE, quizá la más importante sea <text:s/>la depuración, que permite localizar y eliminar errores lógicos. Para ello nos permite añadir puntos de ruptura. De esta manera el programa parará en la línea que seleccionemos. <text:s/>Nos permite también la ejecución paso a paso que puede ser línea a línea, por procedimientos, en la que si un procedimiento ya está inspeccionado lo saltamos y sólo nos devuelve su resultado o ejecución hasta una instrucción, en la que el programa correrá hasta la línea del cursor o un punto de ruptura. Otra herramienta que suelen incorporar los ID es el examinador de variables en el que vemos el valor que cada variable toma durante la ejecución. El examinador de variables es especialmente útil al combinarse con el depurador.</text:p>
      <text:p text:style-name="Text_20_body">También según el procedimiento podemos clasificar las pruebas como pruebas de regresión. Éstas se producen como consecuencia de que al modificar un componente podemos generar errores colaterales, así que debemos comprobar que los cambios que hacemos no introducen errores adicionales. Se deben llevar a cabo cada vez que se hace un cambio del sistema, comprobando todos los componentes ya verificados anteriormente. El conjunto de pruebas de regresión incluye 3 subconjuntos: las pruebas de los componentes que se han modificado, las pruebas de las funciones que es probable hayan sido afectadas y el conjunto que incluye una muestra representativa de todas las funciones del software. Esto puede implicar la repetición de todas las pruebas anteriores y es muy poco práctico así que hay que intentar minimizar el trabajo a realizar. Para ello podemos empezar por dividir las pruebas de regresión en aquellas que traten conjuntos de errores, de esa manera podremos ejecutar sólo los bloques de pruebas necesarios según el error corregido.</text:p>
      <text:p text:style-name="Text_20_body">La siguiente clasificación de las pruebas es según el código objetivo. La primera subdivisión de esta clasificación son las pruebas unitarias, en las que se comprueba el funcionamiento de cada módulo (función o procedimiento) por separado. Deben ser automatizables, completas, reutilizables, independientes e igual de profesionales que el software que prueban.</text:p>
      <text:p text:style-name="Text_20_body">Estas pruebas acarrean una serie de ventajas: fomentan los cambios, simplifican la integración, documentan el código, separan la interfaz de la implementación y acotan los errores. </text:p>
      <text:p text:style-name="Text_20_body">Hay diversas herramientas para este tipo de pruebas. Las más conocidas son CPPUnit en C++, NUnit en .Net o SimpleTest en PHP. Para Java está JTiger, TestNG o JUnit, la más importante.</text:p>
      <text:p text:style-name="Text_20_body">Para usar JUnit diseñamos casos de prueba referidos a cada método. Para ello disponemos de un método inicializador de la prueba que inicia las variables (setUp), un método finalizador de prueba que limpia los datos (tearDown) y una serie de métodos de pruebas.</text:p>
      <text:p text:style-name="Text_20_body">Entre estos métodos podemos hablar de: assertTrue(condición), en el que la prueba es válida si la condición es verdadera, assertFalse(condición), en el que la prueba pasa si la condición es falsa, assertNull(variable) y assertNotNull(variable) que comparan la variable con null para decidir si la prueba es válida, <text:s/>assertSame(variable1,variable2) y assertNotSame(variable1, variable2), en el que se comparan las variables parámetro, assertEquals(variable1, variable2), en el que comprueba los valores de las variables y si son iguales da la prueba por correcta y fails() que fuerza que la prueba falle.</text:p>
      <text:p text:style-name="Text_20_body">Otra subdivisión de las pruebas según su código objeto es la de las pruebas de integración en el que se comprueban la función del programa en su conjunto y se suelen realizar después de las unitarias.</text:p>
      <text:p text:style-name="Text_20_body">Las pruebas de software vienen reguladas por unas normas de calidad. Estas son por parte del BSI la BS7925-1, que se ocupa del vocabulario y la BS7925-2, que se ocupa de las pruebas de componentes. Por parte del IEEE, la 829, que se ocupa de la documentación y la 1008 que se ocupa de las pruebas de unidad y por parte de ISO, la 12207 y la 15289. Sin embargo se está intentando unificar todas en una sola, la ISO 29119.</text:p>
      <text:p text:style-name="Text_20_body">Hay que tener en cuenta que la documentación es un requisito indispensable para las pruebas. En España las pruebas de software se documentan según <text:s/>métrica v3, que nos obliga a generar una serie de documentos: el plan de pruebas, la especificación del diseño de pruebas, la especificación de los casos de pruebas, la especificación de los procedimientos de pruebas, el registro de pruebas, el informe de incidente de pruebas y el informe sumario de prueba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73cm" fo:margin-bottom="1.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Diaz</meta:initial-creator>
    <meta:creation-date>2018-01-30T17:48:11.95</meta:creation-date>
    <meta:document-statistic meta:table-count="0" meta:image-count="0" meta:object-count="0" meta:page-count="2" meta:paragraph-count="23" meta:word-count="1402" meta:character-count="8716"/>
    <dc:date>2018-01-30T18:45:53.51</dc:date>
    <dc:creator>Javier Diaz</dc:creator>
    <meta:editing-duration>PT8M51S</meta:editing-duration>
    <meta:editing-cycles>1</meta:editing-cycles>
    <meta:generator>OpenOffice/4.1.5$Win32 OpenOffice.org_project/415m1$Build-9789</meta:generator>
  </office:meta>
</office:document-meta>
</file>